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UZMAN FLORIAN, ANANI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LORIAN DE GUZMAN BEATRIZ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UZMAN FLORIAN, ANANI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6440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8:56:1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